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ad649a" draw:marker-start-width="0.305cm" draw:marker-start-center="false" draw:marker-end-width="0.305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polyline draw:style-name="gr1" draw:text-style-name="P1" draw:layer="layout" svg:width="0.498cm" svg:height="0.999cm" svg:x="7.483cm" svg:y="14.637cm" svg:viewBox="0 0 499 1000" draw:points="0,1000 0,0 499,0 499,1000 499,499 0,499">
            <text:p/>
          </draw:polyline>
          <draw:polygon draw:style-name="gr1" draw:text-style-name="P1" draw:layer="layout" svg:width="0.5cm" svg:height="0.999cm" svg:x="8.233cm" svg:y="14.637cm" svg:viewBox="0 0 501 1000" draw:points="0,0 0,1000 501,1000 501,499 0,499 501,499 501,0">
            <text:p/>
          </draw:polygon>
          <draw:polyline draw:style-name="gr1" draw:text-style-name="P1" draw:layer="layout" svg:width="0.5cm" svg:height="0.999cm" svg:x="8.982cm" svg:y="14.637cm" svg:viewBox="0 0 501 1000" draw:points="501,0 0,0 0,1000 501,1000">
            <text:p/>
          </draw:polyline>
          <draw:polyline draw:style-name="gr1" draw:text-style-name="P1" draw:layer="layout" svg:width="0.749cm" svg:height="0.999cm" svg:x="9.734cm" svg:y="14.637cm" svg:viewBox="0 0 750 1000" draw:points="249,0 249,1000 0,1000 750,1000 750,0 0,0">
            <text:p/>
          </draw:polyline>
          <draw:polyline draw:style-name="gr1" draw:text-style-name="P1" draw:layer="layout" svg:width="0.498cm" svg:height="0.999cm" svg:x="10.734cm" svg:y="14.637cm" svg:viewBox="0 0 499 1000" draw:points="0,0 499,0 0,0 0,1000 499,1000 0,1000 0,499 249,499">
            <text:p/>
          </draw:polyline>
          <draw:polyline draw:style-name="gr1" draw:text-style-name="P1" draw:layer="layout" svg:width="0.498cm" svg:height="0.999cm" svg:x="11.484cm" svg:y="14.637cm" svg:viewBox="0 0 499 1000" draw:points="499,0 0,0 0,499 249,499 0,499 0,1000">
            <text:p/>
          </draw:polyline>
          <draw:polyline draw:style-name="gr1" draw:text-style-name="P1" draw:layer="layout" svg:width="0.749cm" svg:height="0.999cm" svg:x="12.233cm" svg:y="14.637cm" svg:viewBox="0 0 750 1000" draw:points="499,250 499,0 0,0 0,1000 499,1000 499,499 250,499 750,499">
            <text:p/>
          </draw:polyline>
          <draw:polyline draw:style-name="gr1" draw:text-style-name="P1" draw:layer="layout" svg:width="0.498cm" svg:height="0.999cm" svg:x="13.233cm" svg:y="14.637cm" svg:viewBox="0 0 499 1000" draw:points="0,0 0,1000 0,499 499,499 499,0 499,1000">
            <text:p/>
          </draw:polyline>
          <draw:polyline draw:style-name="gr1" draw:text-style-name="P1" draw:layer="layout" svg:width="0.5cm" svg:height="0.999cm" svg:x="13.983cm" svg:y="14.637cm" svg:viewBox="0 0 501 1000" draw:points="0,0 501,0 250,0 250,1000 0,1000 501,100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3:59:03.678536235</meta:creation-date>
    <dc:date>2018-04-17T13:59:24.553457397</dc:date>
    <meta:editing-duration>PT21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